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06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293cm"/>
    </style:style>
    <style:style style:name="co10" style:family="table-column">
      <style:table-column-properties fo:break-before="auto" style:column-width="1.462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305cm"/>
    </style:style>
    <style:style style:name="co18" style:family="table-column">
      <style:table-column-properties fo:break-before="auto" style:column-width="1.25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Remuneração" table:style-name="ta1">
        <table:table-column table:style-name="co1" table:default-cell-style-name="dados"/>
        <table:table-column table:style-name="co2" table:default-cell-style-name="dados"/>
        <table:table-column table:style-name="co3" table:number-columns-repeated="2" table:default-cell-style-name="dados"/>
        <table:table-column table:style-name="co4" table:default-cell-style-name="dados"/>
        <table:table-column table:style-name="co5" table:default-cell-style-name="dados"/>
        <table:table-column table:style-name="co6" table:default-cell-style-name="dados"/>
        <table:table-column table:style-name="co7" table:default-cell-style-name="dados"/>
        <table:table-column table:style-name="co8" table:default-cell-style-name="dados"/>
        <table:table-column table:style-name="co5" table:default-cell-style-name="dados"/>
        <table:table-column table:style-name="co9" table:default-cell-style-name="dados"/>
        <table:table-column table:style-name="co10" table:default-cell-style-name="dados"/>
        <table:table-column table:style-name="co11" table:number-columns-repeated="2" table:default-cell-style-name="dados"/>
        <table:table-column table:style-name="co12" table:default-cell-style-name="dados"/>
        <table:table-column table:style-name="co13" table:default-cell-style-name="dados"/>
        <table:table-column table:style-name="co14" table:default-cell-style-name="dados"/>
        <table:table-column table:style-name="co15" table:default-cell-style-name="dados"/>
        <table:table-column table:style-name="co16" table:default-cell-style-name="dados"/>
        <table:table-column table:style-name="co17" table:default-cell-style-name="dados"/>
        <table:table-column table:style-name="co8" table:default-cell-style-name="dados"/>
        <table:table-column table:style-name="co18" table:default-cell-style-name="dados"/>
        <table:table-column table:style-name="co19" table:number-columns-repeated="16362" table:default-cell-style-name="Default"/>
        <table:table-row table:style-name="ro1"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rgo</text:p>
          </table:table-cell>
          <table:table-cell table:style-name="ce2" office:value-type="string" calcext:value-type="string">
            <text:p>lotacao</text:p>
          </table:table-cell>
          <table:table-cell table:style-name="ce2" office:value-type="string" calcext:value-type="string">
            <text:p>fc_cc_descricao</text:p>
          </table:table-cell>
          <table:table-cell table:style-name="ce2" office:value-type="string" calcext:value-type="string">
            <text:p>remuneracao</text:p>
          </table:table-cell>
          <table:table-cell table:style-name="ce2" office:value-type="string" calcext:value-type="string">
            <text:p>outras_verbas</text:p>
          </table:table-cell>
          <table:table-cell table:style-name="ce2" office:value-type="string" calcext:value-type="string">
            <text:p>fc_cc</text:p>
          </table:table-cell>
          <table:table-cell table:style-name="ce2" office:value-type="string" calcext:value-type="string">
            <text:p>gratificacao_natalina</text:p>
          </table:table-cell>
          <table:table-cell table:style-name="ce2" office:value-type="string" calcext:value-type="string">
            <text:p>terco_ferias</text:p>
          </table:table-cell>
          <table:table-cell table:style-name="ce2" office:value-type="string" calcext:value-type="string">
            <text:p>abono_permanencia</text:p>
          </table:table-cell>
          <table:table-cell table:style-name="ce2" office:value-type="string" calcext:value-type="string">
            <text:p>outras_remuneracoes_temporarias</text:p>
          </table:table-cell>
          <table:table-cell table:style-name="ce2" office:value-type="string" calcext:value-type="string">
            <text:p>verbas_indenizatorias</text:p>
          </table:table-cell>
          <table:table-cell table:style-name="ce2" office:value-type="string" calcext:value-type="string">
            <text:p>total_rendimentos</text:p>
          </table:table-cell>
          <table:table-cell table:style-name="ce2" office:value-type="string" calcext:value-type="string">
            <text:p>contribuicao_previdenciaria</text:p>
          </table:table-cell>
          <table:table-cell table:style-name="ce2" office:value-type="string" calcext:value-type="string">
            <text:p>irrf</text:p>
          </table:table-cell>
          <table:table-cell table:style-name="ce2" office:value-type="string" calcext:value-type="string">
            <text:p>abate_teto</text:p>
          </table:table-cell>
          <table:table-cell table:style-name="ce2" office:value-type="string" calcext:value-type="string">
            <text:p>total_descontos</text:p>
          </table:table-cell>
          <table:table-cell table:style-name="ce2" office:value-type="string" calcext:value-type="string">
            <text:p>rendimento_liquido</text:p>
          </table:table-cell>
          <table:table-cell table:style-name="ce2" table:number-columns-repeated="16365"/>
        </table:table-row>
        <table:table-row table:style-name="ro1">
          <table:table-cell office:value-type="string" calcext:value-type="string">
            <text:p>01272</text:p>
          </table:table-cell>
          <table:table-cell office:value-type="string" calcext:value-type="string">
            <text:p>ALZENY VIANNA GONCALV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3100.68" calcext:value-type="currency">
            <text:p>R$ 3.100,68</text:p>
          </table:table-cell>
          <table:table-cell office:value-type="currency" office:currency="BRL" office:value="1888.88" calcext:value-type="currency">
            <text:p>R$ 1.888,8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1393.17" calcext:value-type="currency">
            <text:p>R$ 11.393,17</text:p>
          </table:table-cell>
          <table:table-cell office:value-type="currency" office:currency="BRL" office:value="523.03" calcext:value-type="currency">
            <text:p>R$ 523,03</text:p>
          </table:table-cell>
          <table:table-cell office:value-type="currency" office:currency="BRL" office:value="2081.8" calcext:value-type="currency">
            <text:p>R$ 2.081,8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604.83" calcext:value-type="currency">
            <text:p>R$ 2.604,83</text:p>
          </table:table-cell>
          <table:table-cell office:value-type="currency" office:currency="BRL" office:value="8788.34" calcext:value-type="currency">
            <text:p>R$ 8.788,34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99</text:p>
          </table:table-cell>
          <table:table-cell office:value-type="string" calcext:value-type="string">
            <text:p>ANA ANGELICA MARIA DURAND COSTA DA CUNHA LIM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6561.89" calcext:value-type="currency">
            <text:p>R$ 46.561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6561.89" calcext:value-type="currency">
            <text:p>R$ 46.561,89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2553.37" calcext:value-type="currency">
            <text:p>R$ 2.553,37</text:p>
          </table:table-cell>
          <table:table-cell office:value-type="currency" office:currency="BRL" office:value="17803.11" calcext:value-type="currency">
            <text:p>R$ 17.803,11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87</text:p>
          </table:table-cell>
          <table:table-cell office:value-type="string" calcext:value-type="string">
            <text:p>ANA FONTES DA CRUZ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584.22" calcext:value-type="currency">
            <text:p>R$ 3.584,22</text:p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5106.73" calcext:value-type="currency">
            <text:p>R$ 5.106,7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106.73" calcext:value-type="currency">
            <text:p>R$ 5.106,73</text:p>
          </table:table-cell>
          <table:table-cell office:value-type="currency" office:currency="BRL" office:value="32625.08" calcext:value-type="currency">
            <text:p>R$ 32.625,0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58</text:p>
          </table:table-cell>
          <table:table-cell office:value-type="string" calcext:value-type="string">
            <text:p>ANGELA ANDREAZZI VALE DA SILV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7703.32" calcext:value-type="currency">
            <text:p>R$ 7.703,3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7703.32" calcext:value-type="currency">
            <text:p>R$ 7.703,3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98.81" calcext:value-type="currency">
            <text:p>R$ 698,8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98.81" calcext:value-type="currency">
            <text:p>R$ 698,81</text:p>
          </table:table-cell>
          <table:table-cell office:value-type="currency" office:currency="BRL" office:value="7004.51" calcext:value-type="currency">
            <text:p>R$ 7.004,51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42</text:p>
          </table:table-cell>
          <table:table-cell office:value-type="string" calcext:value-type="string">
            <text:p>BÁRBARA JARDIM NUN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1903.63" calcext:value-type="currency">
            <text:p>R$ 31.903,6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1903.63" calcext:value-type="currency">
            <text:p>R$ 31.903,63</text:p>
          </table:table-cell>
          <table:table-cell office:value-type="currency" office:currency="BRL" office:value="3999.37" calcext:value-type="currency">
            <text:p>R$ 3.999,3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999.37" calcext:value-type="currency">
            <text:p>R$ 3.999,37</text:p>
          </table:table-cell>
          <table:table-cell office:value-type="currency" office:currency="BRL" office:value="27904.26" calcext:value-type="currency">
            <text:p>R$ 27.904,2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97</text:p>
          </table:table-cell>
          <table:table-cell office:value-type="string" calcext:value-type="string">
            <text:p>BENEDITO SOUSA ALV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5767.4" calcext:value-type="currency">
            <text:p>R$ 35.767,4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767.4" calcext:value-type="currency">
            <text:p>R$ 35.767,40</text:p>
          </table:table-cell>
          <table:table-cell office:value-type="currency" office:currency="BRL" office:value="4733.49" calcext:value-type="currency">
            <text:p>R$ 4.733,4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4733.49" calcext:value-type="currency">
            <text:p>R$ 4.733,49</text:p>
          </table:table-cell>
          <table:table-cell office:value-type="currency" office:currency="BRL" office:value="31033.91" calcext:value-type="currency">
            <text:p>R$ 31.033,91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77</text:p>
          </table:table-cell>
          <table:table-cell office:value-type="string" calcext:value-type="string">
            <text:p>CELINA RODRIGUES CIQU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7226.2" calcext:value-type="currency">
            <text:p>R$ 17.226,2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7226.2" calcext:value-type="currency">
            <text:p>R$ 17.226,20</text:p>
          </table:table-cell>
          <table:table-cell office:value-type="currency" office:currency="BRL" office:value="1446.67" calcext:value-type="currency">
            <text:p>R$ 1.446,67</text:p>
          </table:table-cell>
          <table:table-cell office:value-type="currency" office:currency="BRL" office:value="2919.77" calcext:value-type="currency">
            <text:p>R$ 2.919,7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66.44" calcext:value-type="currency">
            <text:p>R$ 4.366,44</text:p>
          </table:table-cell>
          <table:table-cell office:value-type="currency" office:currency="BRL" office:value="12859.76" calcext:value-type="currency">
            <text:p>R$ 12.859,7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75</text:p>
          </table:table-cell>
          <table:table-cell office:value-type="string" calcext:value-type="string">
            <text:p>CLÁUDIA MARIA DA SILVA GARCIA DE OLIV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5056.39" calcext:value-type="currency">
            <text:p>R$ 5.056,3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5056.39" calcext:value-type="currency">
            <text:p>R$ 5.056,3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7.83" calcext:value-type="currency">
            <text:p>R$ 347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7.83" calcext:value-type="currency">
            <text:p>R$ 347,83</text:p>
          </table:table-cell>
          <table:table-cell office:value-type="currency" office:currency="BRL" office:value="4708.56" calcext:value-type="currency">
            <text:p>R$ 4.708,5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12</text:p>
          </table:table-cell>
          <table:table-cell office:value-type="string" calcext:value-type="string">
            <text:p>CLAUDOMIRA PESSOA BUARQUE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5933.22" calcext:value-type="currency">
            <text:p>R$ 5.933,2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5650.91" calcext:value-type="currency">
            <text:p>R$ 45.650,91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1642.39" calcext:value-type="currency">
            <text:p>R$ 1.642,39</text:p>
          </table:table-cell>
          <table:table-cell office:value-type="currency" office:currency="BRL" office:value="16892.13" calcext:value-type="currency">
            <text:p>R$ 16.892,13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35</text:p>
          </table:table-cell>
          <table:table-cell office:value-type="string" calcext:value-type="string">
            <text:p>CLEIDE DE LIMA ASSEF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8865.9" calcext:value-type="currency">
            <text:p>R$ 18.865,9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8865.9" calcext:value-type="currency">
            <text:p>R$ 18.865,90</text:p>
          </table:table-cell>
          <table:table-cell office:value-type="currency" office:currency="BRL" office:value="1717.22" calcext:value-type="currency">
            <text:p>R$ 1.717,2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717.22" calcext:value-type="currency">
            <text:p>R$ 1.717,22</text:p>
          </table:table-cell>
          <table:table-cell office:value-type="currency" office:currency="BRL" office:value="17148.68" calcext:value-type="currency">
            <text:p>R$ 17.148,6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86</text:p>
          </table:table-cell>
          <table:table-cell office:value-type="string" calcext:value-type="string">
            <text:p>CONCEICAO LOURDES ARRUD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4498.06" calcext:value-type="currency">
            <text:p>R$ 24.498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4498.06" calcext:value-type="currency">
            <text:p>R$ 24.498,06</text:p>
          </table:table-cell>
          <table:table-cell office:value-type="currency" office:currency="BRL" office:value="2646.52" calcext:value-type="currency">
            <text:p>R$ 2.646,52</text:p>
          </table:table-cell>
          <table:table-cell office:value-type="currency" office:currency="BRL" office:value="4589.57" calcext:value-type="currency">
            <text:p>R$ 4.589,5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236.09" calcext:value-type="currency">
            <text:p>R$ 7.236,09</text:p>
          </table:table-cell>
          <table:table-cell office:value-type="currency" office:currency="BRL" office:value="17261.97" calcext:value-type="currency">
            <text:p>R$ 17.261,97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22</text:p>
          </table:table-cell>
          <table:table-cell office:value-type="string" calcext:value-type="string">
            <text:p>CONSUELO TEIXEIRA DE ARAÚJO RODRIGU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5345.24" calcext:value-type="currency">
            <text:p>R$ 35.345,2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345.24" calcext:value-type="currency">
            <text:p>R$ 35.345,24</text:p>
          </table:table-cell>
          <table:table-cell office:value-type="currency" office:currency="BRL" office:value="4653.28" calcext:value-type="currency">
            <text:p>R$ 4.653,28</text:p>
          </table:table-cell>
          <table:table-cell office:value-type="currency" office:currency="BRL" office:value="7544.28" calcext:value-type="currency">
            <text:p>R$ 7.544,2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2197.56" calcext:value-type="currency">
            <text:p>R$ 12.197,56</text:p>
          </table:table-cell>
          <table:table-cell office:value-type="currency" office:currency="BRL" office:value="23147.68" calcext:value-type="currency">
            <text:p>R$ 23.147,6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73</text:p>
          </table:table-cell>
          <table:table-cell office:value-type="string" calcext:value-type="string">
            <text:p>DAIANA CECÍLIA DE ARAÚJ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614.53" calcext:value-type="currency">
            <text:p>R$ 3.614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706.74" calcext:value-type="currency">
            <text:p>R$ 706,74</text:p>
          </table:table-cell>
          <table:table-cell office:value-type="currency" office:currency="BRL" office:value="3614.53" calcext:value-type="currency">
            <text:p>R$ 3.614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3538.52" calcext:value-type="currency">
            <text:p>R$ 3.538,52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12</text:p>
          </table:table-cell>
          <table:table-cell office:value-type="string" calcext:value-type="string">
            <text:p>DAURA CASTANHO MEND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5288.71" calcext:value-type="currency">
            <text:p>R$ 35.288,7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288.71" calcext:value-type="currency">
            <text:p>R$ 35.288,71</text:p>
          </table:table-cell>
          <table:table-cell office:value-type="currency" office:currency="BRL" office:value="1628.64" calcext:value-type="currency">
            <text:p>R$ 1.628,64</text:p>
          </table:table-cell>
          <table:table-cell office:value-type="currency" office:currency="BRL" office:value="3173.02" calcext:value-type="currency">
            <text:p>R$ 3.173,02</text:p>
          </table:table-cell>
          <table:table-cell office:value-type="currency" office:currency="BRL" office:value="16959.65" calcext:value-type="currency">
            <text:p>R$ 16.959,65</text:p>
          </table:table-cell>
          <table:table-cell office:value-type="currency" office:currency="BRL" office:value="21761.31" calcext:value-type="currency">
            <text:p>R$ 21.761,31</text:p>
          </table:table-cell>
          <table:table-cell office:value-type="currency" office:currency="BRL" office:value="13527.4" calcext:value-type="currency">
            <text:p>R$ 13.527,4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80</text:p>
          </table:table-cell>
          <table:table-cell office:value-type="string" calcext:value-type="string">
            <text:p>DÉBORA RIBEIRO PAIXÃ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5047.4" calcext:value-type="currency">
            <text:p>R$ 5.047,4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047.4" calcext:value-type="currency">
            <text:p>R$ 5.047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.07" calcext:value-type="currency">
            <text:p>R$ 90,0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.07" calcext:value-type="currency">
            <text:p>R$ 90,07</text:p>
          </table:table-cell>
          <table:table-cell office:value-type="currency" office:currency="BRL" office:value="4957.33" calcext:value-type="currency">
            <text:p>R$ 4.957,33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4</text:p>
          </table:table-cell>
          <table:table-cell office:value-type="string" calcext:value-type="string">
            <text:p>DENIZE MARIA GAZOLA DE SOUZ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5609.62" calcext:value-type="currency">
            <text:p>R$ 25.609,6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5609.62" calcext:value-type="currency">
            <text:p>R$ 25.609,62</text:p>
          </table:table-cell>
          <table:table-cell office:value-type="currency" office:currency="BRL" office:value="2829.93" calcext:value-type="currency">
            <text:p>R$ 2.829,93</text:p>
          </table:table-cell>
          <table:table-cell office:value-type="currency" office:currency="BRL" office:value="5368.41" calcext:value-type="currency">
            <text:p>R$ 5.368,4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198.34" calcext:value-type="currency">
            <text:p>R$ 8.198,34</text:p>
          </table:table-cell>
          <table:table-cell office:value-type="currency" office:currency="BRL" office:value="17411.28" calcext:value-type="currency">
            <text:p>R$ 17.411,2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10</text:p>
          </table:table-cell>
          <table:table-cell office:value-type="string" calcext:value-type="string">
            <text:p>DULCE GASPAR DAMACENO FERR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5089.21" calcext:value-type="currency">
            <text:p>R$ 15.089,2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15089.21" calcext:value-type="currency">
            <text:p>R$ 15.089,21</text:p>
          </table:table-cell>
          <table:table-cell office:value-type="currency" office:currency="BRL" office:value="1094.06" calcext:value-type="currency">
            <text:p>R$ 1.094,06</text:p>
          </table:table-cell>
          <table:table-cell office:value-type="currency" office:currency="BRL" office:value="2429.07" calcext:value-type="currency">
            <text:p>R$ 2.429,0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23.13" calcext:value-type="currency">
            <text:p>R$ 3.523,13</text:p>
          </table:table-cell>
          <table:table-cell office:value-type="currency" office:currency="BRL" office:value="11566.08" calcext:value-type="currency">
            <text:p>R$ 11.566,0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22</text:p>
          </table:table-cell>
          <table:table-cell office:value-type="string" calcext:value-type="string">
            <text:p>EDITH ARAUJO DE REZENDE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6882.53" calcext:value-type="currency">
            <text:p>R$ 6.882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6600.22" calcext:value-type="currency">
            <text:p>R$ 46.600,22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2591.7" calcext:value-type="currency">
            <text:p>R$ 2.591,70</text:p>
          </table:table-cell>
          <table:table-cell office:value-type="currency" office:currency="BRL" office:value="17841.44" calcext:value-type="currency">
            <text:p>R$ 17.841,44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28</text:p>
          </table:table-cell>
          <table:table-cell office:value-type="string" calcext:value-type="string">
            <text:p>ELZA CARDOSO RIZZ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4390.58" calcext:value-type="currency">
            <text:p>R$ 4.390,5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4108.27" calcext:value-type="currency">
            <text:p>R$ 44.108,27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99.75" calcext:value-type="currency">
            <text:p>R$ 99,75</text:p>
          </table:table-cell>
          <table:table-cell office:value-type="currency" office:currency="BRL" office:value="15349.49" calcext:value-type="currency">
            <text:p>R$ 15.349,49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33</text:p>
          </table:table-cell>
          <table:table-cell office:value-type="string" calcext:value-type="string">
            <text:p>ELZI COELHO DE CASTR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0401.01" calcext:value-type="currency">
            <text:p>R$ 20.401,0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0401.01" calcext:value-type="currency">
            <text:p>R$ 20.401,01</text:p>
          </table:table-cell>
          <table:table-cell office:value-type="currency" office:currency="BRL" office:value="1970.51" calcext:value-type="currency">
            <text:p>R$ 1.970,51</text:p>
          </table:table-cell>
          <table:table-cell office:value-type="currency" office:currency="BRL" office:value="3648.79" calcext:value-type="currency">
            <text:p>R$ 3.648,7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19.3" calcext:value-type="currency">
            <text:p>R$ 5.619,30</text:p>
          </table:table-cell>
          <table:table-cell office:value-type="currency" office:currency="BRL" office:value="14781.71" calcext:value-type="currency">
            <text:p>R$ 14.781,71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6</text:p>
          </table:table-cell>
          <table:table-cell office:value-type="string" calcext:value-type="string">
            <text:p>FLÁVIA ELLEN ARRUDA FONSEC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031.14" calcext:value-type="currency">
            <text:p>R$ 1.031,14</text:p>
          </table:table-cell>
          <table:table-cell office:value-type="currency" office:currency="BRL" office:value="3749.7" calcext:value-type="currency">
            <text:p>R$ 3.749,7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6.29" calcext:value-type="currency">
            <text:p>R$ 96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1.63" calcext:value-type="currency">
            <text:p>R$ 461,63</text:p>
          </table:table-cell>
          <table:table-cell office:value-type="currency" office:currency="BRL" office:value="3288.07" calcext:value-type="currency">
            <text:p>R$ 3.288,07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08</text:p>
          </table:table-cell>
          <table:table-cell office:value-type="string" calcext:value-type="string">
            <text:p>FRANCISCA LUCAS DE SOUZ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2832.57" calcext:value-type="currency">
            <text:p>R$ 2.832,57</text:p>
          </table:table-cell>
          <table:table-cell office:value-type="currency" office:currency="BRL" office:value="1709.47" calcext:value-type="currency">
            <text:p>R$ 1.709,4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0945.65" calcext:value-type="currency">
            <text:p>R$ 10.945,65</text:p>
          </table:table-cell>
          <table:table-cell office:value-type="currency" office:currency="BRL" office:value="458.14" calcext:value-type="currency">
            <text:p>R$ 458,14</text:p>
          </table:table-cell>
          <table:table-cell office:value-type="currency" office:currency="BRL" office:value="1464.47" calcext:value-type="currency">
            <text:p>R$ 1.464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922.61" calcext:value-type="currency">
            <text:p>R$ 1.922,61</text:p>
          </table:table-cell>
          <table:table-cell office:value-type="currency" office:currency="BRL" office:value="9023.04" calcext:value-type="currency">
            <text:p>R$ 9.023,04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54</text:p>
          </table:table-cell>
          <table:table-cell office:value-type="string" calcext:value-type="string">
            <text:p>GERALDA DE MACEDO COELH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4456.04" calcext:value-type="currency">
            <text:p>R$ 34.456,0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057.96" calcext:value-type="currency">
            <text:p>R$ 3.057,96</text:p>
          </table:table-cell>
          <table:table-cell office:value-type="currency" office:currency="BRL" office:value="34456.04" calcext:value-type="currency">
            <text:p>R$ 34.456,04</text:p>
          </table:table-cell>
          <table:table-cell office:value-type="currency" office:currency="BRL" office:value="766.41" calcext:value-type="currency">
            <text:p>R$ 766,41</text:p>
          </table:table-cell>
          <table:table-cell office:value-type="currency" office:currency="BRL" office:value="1964.33" calcext:value-type="currency">
            <text:p>R$ 1.964,33</text:p>
          </table:table-cell>
          <table:table-cell office:value-type="currency" office:currency="BRL" office:value="21384.43" calcext:value-type="currency">
            <text:p>R$ 21.384,43</text:p>
          </table:table-cell>
          <table:table-cell office:value-type="currency" office:currency="BRL" office:value="24115.17" calcext:value-type="currency">
            <text:p>R$ 24.115,17</text:p>
          </table:table-cell>
          <table:table-cell office:value-type="currency" office:currency="BRL" office:value="10340.87" calcext:value-type="currency">
            <text:p>R$ 10.340,87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GILDEANE MORAES DA SILV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5824.23" calcext:value-type="currency">
            <text:p>R$ 15.824,2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5824.23" calcext:value-type="currency">
            <text:p>R$ 15.824,23</text:p>
          </table:table-cell>
          <table:table-cell office:value-type="currency" office:currency="BRL" office:value="1215.34" calcext:value-type="currency">
            <text:p>R$ 1.215,34</text:p>
          </table:table-cell>
          <table:table-cell office:value-type="currency" office:currency="BRL" office:value="3121.44" calcext:value-type="currency">
            <text:p>R$ 3.121,4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36.78" calcext:value-type="currency">
            <text:p>R$ 4.336,78</text:p>
          </table:table-cell>
          <table:table-cell office:value-type="currency" office:currency="BRL" office:value="11487.45" calcext:value-type="currency">
            <text:p>R$ 11.487,45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70</text:p>
          </table:table-cell>
          <table:table-cell office:value-type="string" calcext:value-type="string">
            <text:p>GUILHERME RODRIGUES DA COST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898.67" calcext:value-type="currency">
            <text:p>R$ 2.898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83.14" calcext:value-type="currency">
            <text:p>R$ 483,14</text:p>
          </table:table-cell>
          <table:table-cell office:value-type="currency" office:currency="BRL" office:value="2898.67" calcext:value-type="currency">
            <text:p>R$ 2.898,6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.6" calcext:value-type="currency">
            <text:p>R$ 5,6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94.9" calcext:value-type="currency">
            <text:p>R$ 294,90</text:p>
          </table:table-cell>
          <table:table-cell office:value-type="currency" office:currency="BRL" office:value="2603.77" calcext:value-type="currency">
            <text:p>R$ 2.603,77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50</text:p>
          </table:table-cell>
          <table:table-cell office:value-type="string" calcext:value-type="string">
            <text:p>HERIKA CARVALHO DE SOUZA SILV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077.99" calcext:value-type="currency">
            <text:p>R$ 4.077,9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77.99" calcext:value-type="currency">
            <text:p>R$ 4.077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3932.46" calcext:value-type="currency">
            <text:p>R$ 3.932,4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HILMA LIMA DE OLIV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6989.31" calcext:value-type="currency">
            <text:p>R$ 6.989,3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4721.12" calcext:value-type="currency">
            <text:p>R$ 44.721,12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712.6" calcext:value-type="currency">
            <text:p>R$ 712,60</text:p>
          </table:table-cell>
          <table:table-cell office:value-type="currency" office:currency="BRL" office:value="15962.34" calcext:value-type="currency">
            <text:p>R$ 15.962,34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55</text:p>
          </table:table-cell>
          <table:table-cell office:value-type="string" calcext:value-type="string">
            <text:p>HONORATA FERREIRA GOM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0506.41" calcext:value-type="currency">
            <text:p>R$ 20.506,4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0506.41" calcext:value-type="currency">
            <text:p>R$ 20.506,41</text:p>
          </table:table-cell>
          <table:table-cell office:value-type="currency" office:currency="BRL" office:value="1987.9" calcext:value-type="currency">
            <text:p>R$ 1.987,90</text:p>
          </table:table-cell>
          <table:table-cell office:value-type="currency" office:currency="BRL" office:value="3672.99" calcext:value-type="currency">
            <text:p>R$ 3.672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60.89" calcext:value-type="currency">
            <text:p>R$ 5.660,89</text:p>
          </table:table-cell>
          <table:table-cell office:value-type="currency" office:currency="BRL" office:value="14845.52" calcext:value-type="currency">
            <text:p>R$ 14.845,52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06</text:p>
          </table:table-cell>
          <table:table-cell office:value-type="string" calcext:value-type="string">
            <text:p>HONORTINA DE SOUSA MAIA RESENDE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676.37" calcext:value-type="currency">
            <text:p>R$ 676,3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8408.18" calcext:value-type="currency">
            <text:p>R$ 38.408,18</text:p>
          </table:table-cell>
          <table:table-cell office:value-type="currency" office:currency="BRL" office:value="5235.24" calcext:value-type="currency">
            <text:p>R$ 5.235,2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235.24" calcext:value-type="currency">
            <text:p>R$ 5.235,24</text:p>
          </table:table-cell>
          <table:table-cell office:value-type="currency" office:currency="BRL" office:value="33172.94" calcext:value-type="currency">
            <text:p>R$ 33.172,94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43</text:p>
          </table:table-cell>
          <table:table-cell office:value-type="string" calcext:value-type="string">
            <text:p>IDAGMAR SANTANA PEREIRA SOUS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3714.42" calcext:value-type="currency">
            <text:p>R$ 13.714,42</text:p>
          </table:table-cell>
          <table:table-cell office:value-type="currency" office:currency="BRL" office:value="1173.99" calcext:value-type="currency">
            <text:p>R$ 1.173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888.41" calcext:value-type="currency">
            <text:p>R$ 14.888,41</text:p>
          </table:table-cell>
          <table:table-cell office:value-type="currency" office:currency="BRL" office:value="554.53" calcext:value-type="currency">
            <text:p>R$ 554,5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193.55" calcext:value-type="currency">
            <text:p>R$ 2.193,55</text:p>
          </table:table-cell>
          <table:table-cell office:value-type="currency" office:currency="BRL" office:value="12694.86" calcext:value-type="currency">
            <text:p>R$ 12.694,8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07</text:p>
          </table:table-cell>
          <table:table-cell office:value-type="string" calcext:value-type="string">
            <text:p>IRENE MARANHÃO ESPÍRITO SANTO FERR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0278.24" calcext:value-type="currency">
            <text:p>R$ 40.278,2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278.24" calcext:value-type="currency">
            <text:p>R$ 40.278,24</text:p>
          </table:table-cell>
          <table:table-cell office:value-type="currency" office:currency="BRL" office:value="5354.76" calcext:value-type="currency">
            <text:p>R$ 5.354,76</text:p>
          </table:table-cell>
          <table:table-cell office:value-type="currency" office:currency="BRL" office:value="7843.09" calcext:value-type="currency">
            <text:p>R$ 7.843,09</text:p>
          </table:table-cell>
          <table:table-cell office:value-type="currency" office:currency="BRL" office:value="1240.99" calcext:value-type="currency">
            <text:p>R$ 1.240,99</text:p>
          </table:table-cell>
          <table:table-cell office:value-type="currency" office:currency="BRL" office:value="14438.84" calcext:value-type="currency">
            <text:p>R$ 14.438,84</text:p>
          </table:table-cell>
          <table:table-cell office:value-type="currency" office:currency="BRL" office:value="25839.4" calcext:value-type="currency">
            <text:p>R$ 25.839,4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46</text:p>
          </table:table-cell>
          <table:table-cell office:value-type="string" calcext:value-type="string">
            <text:p>IRENE QUEIROZ DE SOUZA BRAG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06.84" calcext:value-type="currency">
            <text:p>R$ 1.706,84</text:p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4360.35" calcext:value-type="currency">
            <text:p>R$ 4.360,35</text:p>
          </table:table-cell>
          <table:table-cell office:value-type="currency" office:currency="BRL" office:value="6677.26" calcext:value-type="currency">
            <text:p>R$ 6.677,26</text:p>
          </table:table-cell>
          <table:table-cell office:value-type="currency" office:currency="BRL" office:value="5914.21" calcext:value-type="currency">
            <text:p>R$ 5.914,21</text:p>
          </table:table-cell>
          <table:table-cell office:value-type="currency" office:currency="BRL" office:value="16951.82" calcext:value-type="currency">
            <text:p>R$ 16.951,82</text:p>
          </table:table-cell>
          <table:table-cell office:value-type="currency" office:currency="BRL" office:value="22765.87" calcext:value-type="currency">
            <text:p>R$ 22.765,87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83</text:p>
          </table:table-cell>
          <table:table-cell office:value-type="string" calcext:value-type="string">
            <text:p>ISAURA MOREIRA NOGU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1188.45" calcext:value-type="currency">
            <text:p>R$ 41.188,4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1188.45" calcext:value-type="currency">
            <text:p>R$ 41.188,45</text:p>
          </table:table-cell>
          <table:table-cell office:value-type="currency" office:currency="BRL" office:value="5763.49" calcext:value-type="currency">
            <text:p>R$ 5.763,49</text:p>
          </table:table-cell>
          <table:table-cell office:value-type="currency" office:currency="BRL" office:value="8322.26" calcext:value-type="currency">
            <text:p>R$ 8.322,2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085.75" calcext:value-type="currency">
            <text:p>R$ 14.085,75</text:p>
          </table:table-cell>
          <table:table-cell office:value-type="currency" office:currency="BRL" office:value="27102.7" calcext:value-type="currency">
            <text:p>R$ 27.102,7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39</text:p>
          </table:table-cell>
          <table:table-cell office:value-type="string" calcext:value-type="string">
            <text:p>IZOLINA ALVES COSTA FERRAZ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3797.25" calcext:value-type="currency">
            <text:p>R$ 3.797,2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3514.94" calcext:value-type="currency">
            <text:p>R$ 43.514,94</text:p>
          </table:table-cell>
          <table:table-cell office:value-type="currency" office:currency="BRL" office:value="6205.52" calcext:value-type="currency">
            <text:p>R$ 6.205,52</text:p>
          </table:table-cell>
          <table:table-cell office:value-type="currency" office:currency="BRL" office:value="9364.09" calcext:value-type="currency">
            <text:p>R$ 9.364,0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5569.61" calcext:value-type="currency">
            <text:p>R$ 15.569,61</text:p>
          </table:table-cell>
          <table:table-cell office:value-type="currency" office:currency="BRL" office:value="27945.33" calcext:value-type="currency">
            <text:p>R$ 27.945,33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1</text:p>
          </table:table-cell>
          <table:table-cell office:value-type="string" calcext:value-type="string">
            <text:p>JOÃO COSTA BUEN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810" calcext:value-type="currency">
            <text:p>R$ 2.810,0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810" calcext:value-type="currency">
            <text:p>R$ 2.810,0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3091" calcext:value-type="currency">
            <text:p>R$ 3.091,00</text:p>
          </table:table-cell>
          <table:table-cell office:value-type="currency" office:currency="BRL" office:value="-281" calcext:value-type="currency">
            <text:p>-R$ 281,0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53</text:p>
          </table:table-cell>
          <table:table-cell office:value-type="string" calcext:value-type="string">
            <text:p>JOÃO LUCAS CARVALHO SILV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077.99" calcext:value-type="currency">
            <text:p>R$ 4.077,9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77.99" calcext:value-type="currency">
            <text:p>R$ 4.077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3932.46" calcext:value-type="currency">
            <text:p>R$ 3.932,4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01</text:p>
          </table:table-cell>
          <table:table-cell office:value-type="string" calcext:value-type="string">
            <text:p>JOSE CARLOS DOS SANTOS SILV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902.23" calcext:value-type="currency">
            <text:p>R$ 4.902,2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128.42" calcext:value-type="currency">
            <text:p>R$ 21.128,42</text:p>
          </table:table-cell>
          <table:table-cell office:value-type="currency" office:currency="BRL" office:value="2090.53" calcext:value-type="currency">
            <text:p>R$ 2.090,53</text:p>
          </table:table-cell>
          <table:table-cell office:value-type="currency" office:currency="BRL" office:value="3854.37" calcext:value-type="currency">
            <text:p>R$ 3.854,3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44.9" calcext:value-type="currency">
            <text:p>R$ 5.944,90</text:p>
          </table:table-cell>
          <table:table-cell office:value-type="currency" office:currency="BRL" office:value="15183.52" calcext:value-type="currency">
            <text:p>R$ 15.183,52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20</text:p>
          </table:table-cell>
          <table:table-cell office:value-type="string" calcext:value-type="string">
            <text:p>JOVELINA APARECIDA COLEN FRANCO MAGALHA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068.99" calcext:value-type="currency">
            <text:p>R$ 1.068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876.23" calcext:value-type="currency">
            <text:p>R$ 13.876,23</text:p>
          </table:table-cell>
          <table:table-cell office:value-type="currency" office:currency="BRL" office:value="893.92" calcext:value-type="currency">
            <text:p>R$ 893,92</text:p>
          </table:table-cell>
          <table:table-cell office:value-type="currency" office:currency="BRL" office:value="2674.13" calcext:value-type="currency">
            <text:p>R$ 2.674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68.05" calcext:value-type="currency">
            <text:p>R$ 3.568,05</text:p>
          </table:table-cell>
          <table:table-cell office:value-type="currency" office:currency="BRL" office:value="10308.18" calcext:value-type="currency">
            <text:p>R$ 10.308,1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9</text:p>
          </table:table-cell>
          <table:table-cell office:value-type="string" calcext:value-type="string">
            <text:p>KARLA LUCIANA ALMEIDA GOMES FONSEC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550.4" calcext:value-type="currency">
            <text:p>R$ 3.550,4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50.4" calcext:value-type="currency">
            <text:p>R$ 3.550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6.4" calcext:value-type="currency">
            <text:p>R$ 66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6.4" calcext:value-type="currency">
            <text:p>R$ 66,40</text:p>
          </table:table-cell>
          <table:table-cell office:value-type="currency" office:currency="BRL" office:value="3484" calcext:value-type="currency">
            <text:p>R$ 3.484,0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25</text:p>
          </table:table-cell>
          <table:table-cell office:value-type="string" calcext:value-type="string">
            <text:p>LARA EUGÊNIA PEREIRA GOM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7449.66" calcext:value-type="currency">
            <text:p>R$ 17.449,6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7449.66" calcext:value-type="currency">
            <text:p>R$ 17.449,66</text:p>
          </table:table-cell>
          <table:table-cell office:value-type="currency" office:currency="BRL" office:value="1483.54" calcext:value-type="currency">
            <text:p>R$ 1.483,54</text:p>
          </table:table-cell>
          <table:table-cell office:value-type="currency" office:currency="BRL" office:value="3494.68" calcext:value-type="currency">
            <text:p>R$ 3.494,6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78.22" calcext:value-type="currency">
            <text:p>R$ 4.978,22</text:p>
          </table:table-cell>
          <table:table-cell office:value-type="currency" office:currency="BRL" office:value="12471.44" calcext:value-type="currency">
            <text:p>R$ 12.471,44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7</text:p>
          </table:table-cell>
          <table:table-cell office:value-type="string" calcext:value-type="string">
            <text:p>LÁZARA MARIA FERR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374.97" calcext:value-type="currency">
            <text:p>R$ 374,97</text:p>
          </table:table-cell>
          <table:table-cell office:value-type="currency" office:currency="BRL" office:value="3374.73" calcext:value-type="currency">
            <text:p>R$ 3.374,73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19</text:p>
          </table:table-cell>
          <table:table-cell office:value-type="string" calcext:value-type="string">
            <text:p>LEILA MARIA DE FRANÇ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8656.67" calcext:value-type="currency">
            <text:p>R$ 18.656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087.08" calcext:value-type="currency">
            <text:p>R$ 1.087,08</text:p>
          </table:table-cell>
          <table:table-cell office:value-type="currency" office:currency="BRL" office:value="18656.67" calcext:value-type="currency">
            <text:p>R$ 18.656,67</text:p>
          </table:table-cell>
          <table:table-cell office:value-type="currency" office:currency="BRL" office:value="1682.7" calcext:value-type="currency">
            <text:p>R$ 1.682,70</text:p>
          </table:table-cell>
          <table:table-cell office:value-type="currency" office:currency="BRL" office:value="3771.84" calcext:value-type="currency">
            <text:p>R$ 3.771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4.54" calcext:value-type="currency">
            <text:p>R$ 5.454,54</text:p>
          </table:table-cell>
          <table:table-cell office:value-type="currency" office:currency="BRL" office:value="13202.13" calcext:value-type="currency">
            <text:p>R$ 13.202,13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71</text:p>
          </table:table-cell>
          <table:table-cell office:value-type="string" calcext:value-type="string">
            <text:p>LENI DE OLIVEIRA ALV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614.53" calcext:value-type="currency">
            <text:p>R$ 3.614,5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614.53" calcext:value-type="currency">
            <text:p>R$ 3.614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3538.52" calcext:value-type="currency">
            <text:p>R$ 3.538,52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81</text:p>
          </table:table-cell>
          <table:table-cell office:value-type="string" calcext:value-type="string">
            <text:p>LUAN RAFAEL FUHRKEN WENDPAP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91820.18" calcext:value-type="currency">
            <text:p>R$ 91.820,1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1820.18" calcext:value-type="currency">
            <text:p>R$ 91.820,18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91820.18" calcext:value-type="currency">
            <text:p>R$ 91.820,18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21</text:p>
          </table:table-cell>
          <table:table-cell office:value-type="string" calcext:value-type="string">
            <text:p>LUCAS FRANÇA DE LIM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8656.67" calcext:value-type="currency">
            <text:p>R$ 18.656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697.08" calcext:value-type="currency">
            <text:p>R$ 697,08</text:p>
          </table:table-cell>
          <table:table-cell office:value-type="currency" office:currency="BRL" office:value="18656.67" calcext:value-type="currency">
            <text:p>R$ 18.656,67</text:p>
          </table:table-cell>
          <table:table-cell office:value-type="currency" office:currency="BRL" office:value="1682.7" calcext:value-type="currency">
            <text:p>R$ 1.682,70</text:p>
          </table:table-cell>
          <table:table-cell office:value-type="currency" office:currency="BRL" office:value="3771.84" calcext:value-type="currency">
            <text:p>R$ 3.771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4.54" calcext:value-type="currency">
            <text:p>R$ 5.454,54</text:p>
          </table:table-cell>
          <table:table-cell office:value-type="currency" office:currency="BRL" office:value="13202.13" calcext:value-type="currency">
            <text:p>R$ 13.202,13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78</text:p>
          </table:table-cell>
          <table:table-cell office:value-type="string" calcext:value-type="string">
            <text:p>LUCÉLIA APARECIDA DOS SANTOS SOUS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5536.46" calcext:value-type="currency">
            <text:p>R$ 5.536,4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536.46" calcext:value-type="currency">
            <text:p>R$ 5.536,4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5065.26" calcext:value-type="currency">
            <text:p>R$ 5.065,2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29</text:p>
          </table:table-cell>
          <table:table-cell office:value-type="string" calcext:value-type="string">
            <text:p>LUÍSA VICTÓRIA NUNES DANIEL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001.27" calcext:value-type="currency">
            <text:p>R$ 3.001,27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001.27" calcext:value-type="currency">
            <text:p>R$ 3.001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2987.98" calcext:value-type="currency">
            <text:p>R$ 2.987,9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34</text:p>
          </table:table-cell>
          <table:table-cell office:value-type="string" calcext:value-type="string">
            <text:p>MADALENA GONÇALVES PER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8865.9" calcext:value-type="currency">
            <text:p>R$ 18.865,9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8865.9" calcext:value-type="currency">
            <text:p>R$ 18.865,90</text:p>
          </table:table-cell>
          <table:table-cell office:value-type="currency" office:currency="BRL" office:value="1717.22" calcext:value-type="currency">
            <text:p>R$ 1.717,22</text:p>
          </table:table-cell>
          <table:table-cell office:value-type="currency" office:currency="BRL" office:value="3296.29" calcext:value-type="currency">
            <text:p>R$ 3.296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013.51" calcext:value-type="currency">
            <text:p>R$ 5.013,51</text:p>
          </table:table-cell>
          <table:table-cell office:value-type="currency" office:currency="BRL" office:value="13852.39" calcext:value-type="currency">
            <text:p>R$ 13.852,39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63</text:p>
          </table:table-cell>
          <table:table-cell office:value-type="string" calcext:value-type="string">
            <text:p>MAGNOLIA PIMENTEL FERR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7004.83" calcext:value-type="currency">
            <text:p>R$ 7.004,83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6162.4" calcext:value-type="currency">
            <text:p>R$ 26.162,40</text:p>
          </table:table-cell>
          <table:table-cell office:value-type="currency" office:currency="BRL" office:value="2921.14" calcext:value-type="currency">
            <text:p>R$ 2.921,14</text:p>
          </table:table-cell>
          <table:table-cell office:value-type="currency" office:currency="BRL" office:value="4971.75" calcext:value-type="currency">
            <text:p>R$ 4.971,7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892.89" calcext:value-type="currency">
            <text:p>R$ 7.892,89</text:p>
          </table:table-cell>
          <table:table-cell office:value-type="currency" office:currency="BRL" office:value="18269.51" calcext:value-type="currency">
            <text:p>R$ 18.269,51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45</text:p>
          </table:table-cell>
          <table:table-cell office:value-type="string" calcext:value-type="string">
            <text:p>MARCIANO RODRIGO ROSA PER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36</text:p>
          </table:table-cell>
          <table:table-cell office:value-type="string" calcext:value-type="string">
            <text:p>MARCIO JOSE BRANDO SANTILLI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3155.5" calcext:value-type="currency">
            <text:p>R$ 33.155,5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3155.5" calcext:value-type="currency">
            <text:p>R$ 33.155,50</text:p>
          </table:table-cell>
          <table:table-cell office:value-type="currency" office:currency="BRL" office:value="4237.23" calcext:value-type="currency">
            <text:p>R$ 4.237,23</text:p>
          </table:table-cell>
          <table:table-cell office:value-type="currency" office:currency="BRL" office:value="6532.92" calcext:value-type="currency">
            <text:p>R$ 6.532,9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770.15" calcext:value-type="currency">
            <text:p>R$ 10.770,15</text:p>
          </table:table-cell>
          <table:table-cell office:value-type="currency" office:currency="BRL" office:value="22385.35" calcext:value-type="currency">
            <text:p>R$ 22.385,35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74</text:p>
          </table:table-cell>
          <table:table-cell office:value-type="string" calcext:value-type="string">
            <text:p>MARCOS VINICIUS MARTINS DE ARAÚJ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614.53" calcext:value-type="currency">
            <text:p>R$ 3.614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10.96" calcext:value-type="currency">
            <text:p>R$ 310,96</text:p>
          </table:table-cell>
          <table:table-cell office:value-type="currency" office:currency="BRL" office:value="3614.53" calcext:value-type="currency">
            <text:p>R$ 3.614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3538.52" calcext:value-type="currency">
            <text:p>R$ 3.538,52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47</text:p>
          </table:table-cell>
          <table:table-cell office:value-type="string" calcext:value-type="string">
            <text:p>MARIA ADELAIDE PENAFORT PINTO QUEIRO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45.29" calcext:value-type="currency">
            <text:p>R$ 12.845,2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94.26" calcext:value-type="currency">
            <text:p>R$ 1.594,26</text:p>
          </table:table-cell>
          <table:table-cell office:value-type="currency" office:currency="BRL" office:value="12845.29" calcext:value-type="currency">
            <text:p>R$ 12.845,29</text:p>
          </table:table-cell>
          <table:table-cell office:value-type="currency" office:currency="BRL" office:value="733.59" calcext:value-type="currency">
            <text:p>R$ 733,59</text:p>
          </table:table-cell>
          <table:table-cell office:value-type="currency" office:currency="BRL" office:value="1911.12" calcext:value-type="currency">
            <text:p>R$ 1.911,1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644.71" calcext:value-type="currency">
            <text:p>R$ 2.644,71</text:p>
          </table:table-cell>
          <table:table-cell office:value-type="currency" office:currency="BRL" office:value="10200.58" calcext:value-type="currency">
            <text:p>R$ 10.200,5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5</text:p>
          </table:table-cell>
          <table:table-cell office:value-type="string" calcext:value-type="string">
            <text:p>MARIA APARECIDA MARTINS ARRUD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3749.7" calcext:value-type="currency">
            <text:p>R$ 3.749,7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6.29" calcext:value-type="currency">
            <text:p>R$ 96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1.63" calcext:value-type="currency">
            <text:p>R$ 461,63</text:p>
          </table:table-cell>
          <table:table-cell office:value-type="currency" office:currency="BRL" office:value="3288.07" calcext:value-type="currency">
            <text:p>R$ 3.288,07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27</text:p>
          </table:table-cell>
          <table:table-cell office:value-type="string" calcext:value-type="string">
            <text:p>MARIA BETÂNIA NUNES DA SILV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6002.53" calcext:value-type="currency">
            <text:p>R$ 6.002,5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6002.53" calcext:value-type="currency">
            <text:p>R$ 6.002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9.37" calcext:value-type="currency">
            <text:p>R$ 599,3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9.37" calcext:value-type="currency">
            <text:p>R$ 599,37</text:p>
          </table:table-cell>
          <table:table-cell office:value-type="currency" office:currency="BRL" office:value="5403.16" calcext:value-type="currency">
            <text:p>R$ 5.403,1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48</text:p>
          </table:table-cell>
          <table:table-cell office:value-type="string" calcext:value-type="string">
            <text:p>MARIA CIRENE VASCONCELOS GROSSI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45.29" calcext:value-type="currency">
            <text:p>R$ 12.845,2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2845.29" calcext:value-type="currency">
            <text:p>R$ 12.845,29</text:p>
          </table:table-cell>
          <table:table-cell office:value-type="currency" office:currency="BRL" office:value="733.59" calcext:value-type="currency">
            <text:p>R$ 733,5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33.59" calcext:value-type="currency">
            <text:p>R$ 733,59</text:p>
          </table:table-cell>
          <table:table-cell office:value-type="currency" office:currency="BRL" office:value="12111.7" calcext:value-type="currency">
            <text:p>R$ 12.111,7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0</text:p>
          </table:table-cell>
          <table:table-cell office:value-type="string" calcext:value-type="string">
            <text:p>MARIA CLEIDE HOLANDA LOP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5680.06" calcext:value-type="currency">
            <text:p>R$ 25.680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5680.06" calcext:value-type="currency">
            <text:p>R$ 25.680,06</text:p>
          </table:table-cell>
          <table:table-cell office:value-type="currency" office:currency="BRL" office:value="2841.55" calcext:value-type="currency">
            <text:p>R$ 2.841,55</text:p>
          </table:table-cell>
          <table:table-cell office:value-type="currency" office:currency="BRL" office:value="4860.99" calcext:value-type="currency">
            <text:p>R$ 4.860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382.6" calcext:value-type="currency">
            <text:p>R$ 33.382,60</text:p>
          </table:table-cell>
          <table:table-cell office:value-type="currency" office:currency="BRL" office:value="-7702.54" calcext:value-type="currency">
            <text:p>-R$ 7.702,54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57</text:p>
          </table:table-cell>
          <table:table-cell office:value-type="string" calcext:value-type="string">
            <text:p>MARIA DA GRACA COSTA RAMO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7634.18" calcext:value-type="currency">
            <text:p>R$ 27.634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501.3" calcext:value-type="currency">
            <text:p>R$ 2.501,30</text:p>
          </table:table-cell>
          <table:table-cell office:value-type="currency" office:currency="BRL" office:value="27634.18" calcext:value-type="currency">
            <text:p>R$ 27.634,18</text:p>
          </table:table-cell>
          <table:table-cell office:value-type="currency" office:currency="BRL" office:value="3188.18" calcext:value-type="currency">
            <text:p>R$ 3.188,18</text:p>
          </table:table-cell>
          <table:table-cell office:value-type="currency" office:currency="BRL" office:value="5303.05" calcext:value-type="currency">
            <text:p>R$ 5.303,0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491.23" calcext:value-type="currency">
            <text:p>R$ 8.491,23</text:p>
          </table:table-cell>
          <table:table-cell office:value-type="currency" office:currency="BRL" office:value="19142.95" calcext:value-type="currency">
            <text:p>R$ 19.142,95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8</text:p>
          </table:table-cell>
          <table:table-cell office:value-type="string" calcext:value-type="string">
            <text:p>MARIA DALVA DOS SANTOS MOITINH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466.04" calcext:value-type="currency">
            <text:p>R$ 2.466,0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466.04" calcext:value-type="currency">
            <text:p>R$ 2.466,04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466.04" calcext:value-type="currency">
            <text:p>R$ 2.466,04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96</text:p>
          </table:table-cell>
          <table:table-cell office:value-type="string" calcext:value-type="string">
            <text:p>MARIA DAS DORES SIQU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4425.67" calcext:value-type="currency">
            <text:p>R$ 14.425,67</text:p>
          </table:table-cell>
          <table:table-cell office:value-type="currency" office:currency="BRL" office:value="373.54" calcext:value-type="currency">
            <text:p>R$ 373,5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799.21" calcext:value-type="currency">
            <text:p>R$ 14.799,21</text:p>
          </table:table-cell>
          <table:table-cell office:value-type="currency" office:currency="BRL" office:value="547.57" calcext:value-type="currency">
            <text:p>R$ 547,57</text:p>
          </table:table-cell>
          <table:table-cell office:value-type="currency" office:currency="BRL" office:value="1609.47" calcext:value-type="currency">
            <text:p>R$ 1.609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75.47" calcext:value-type="currency">
            <text:p>R$ 3.775,47</text:p>
          </table:table-cell>
          <table:table-cell office:value-type="currency" office:currency="BRL" office:value="11023.74" calcext:value-type="currency">
            <text:p>R$ 11.023,74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90</text:p>
          </table:table-cell>
          <table:table-cell office:value-type="string" calcext:value-type="string">
            <text:p>MARIA DE FÁTIMA MARTINS MOU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5182.89" calcext:value-type="currency">
            <text:p>R$ 15.182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5182.89" calcext:value-type="currency">
            <text:p>R$ 15.182,89</text:p>
          </table:table-cell>
          <table:table-cell office:value-type="currency" office:currency="BRL" office:value="1109.52" calcext:value-type="currency">
            <text:p>R$ 1.109,52</text:p>
          </table:table-cell>
          <table:table-cell office:value-type="currency" office:currency="BRL" office:value="2974.17" calcext:value-type="currency">
            <text:p>R$ 2.974,1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83.69" calcext:value-type="currency">
            <text:p>R$ 4.083,69</text:p>
          </table:table-cell>
          <table:table-cell office:value-type="currency" office:currency="BRL" office:value="11099.2" calcext:value-type="currency">
            <text:p>R$ 11.099,2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02</text:p>
          </table:table-cell>
          <table:table-cell office:value-type="string" calcext:value-type="string">
            <text:p>MARIA DE LOURDES SANTANNA FREITA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10442.46" calcext:value-type="currency">
            <text:p>R$ 10.442,4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50160.15" calcext:value-type="currency">
            <text:p>R$ 50.160,15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151.63" calcext:value-type="currency">
            <text:p>R$ 6.151,63</text:p>
          </table:table-cell>
          <table:table-cell office:value-type="currency" office:currency="BRL" office:value="12450.93" calcext:value-type="currency">
            <text:p>R$ 12.450,93</text:p>
          </table:table-cell>
          <table:table-cell office:value-type="currency" office:currency="BRL" office:value="37709.22" calcext:value-type="currency">
            <text:p>R$ 37.709,22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03</text:p>
          </table:table-cell>
          <table:table-cell office:value-type="string" calcext:value-type="string">
            <text:p>MARIA DILZA MACIEL FRANC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1787.86" calcext:value-type="currency">
            <text:p>R$ 41.787,8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1787.86" calcext:value-type="currency">
            <text:p>R$ 41.787,86</text:p>
          </table:table-cell>
          <table:table-cell office:value-type="currency" office:currency="BRL" office:value="5877.38" calcext:value-type="currency">
            <text:p>R$ 5.877,38</text:p>
          </table:table-cell>
          <table:table-cell office:value-type="currency" office:currency="BRL" office:value="8455.78" calcext:value-type="currency">
            <text:p>R$ 8.455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333.16" calcext:value-type="currency">
            <text:p>R$ 14.333,16</text:p>
          </table:table-cell>
          <table:table-cell office:value-type="currency" office:currency="BRL" office:value="27454.7" calcext:value-type="currency">
            <text:p>R$ 27.454,7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00</text:p>
          </table:table-cell>
          <table:table-cell office:value-type="string" calcext:value-type="string">
            <text:p>MARIA DIVINA DE SOUZA GUIMARA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1971.93" calcext:value-type="currency">
            <text:p>R$ 21.971,9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1971.93" calcext:value-type="currency">
            <text:p>R$ 21.971,93</text:p>
          </table:table-cell>
          <table:table-cell office:value-type="currency" office:currency="BRL" office:value="2229.71" calcext:value-type="currency">
            <text:p>R$ 2.229,71</text:p>
          </table:table-cell>
          <table:table-cell office:value-type="currency" office:currency="BRL" office:value="4533.11" calcext:value-type="currency">
            <text:p>R$ 4.533,1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762.82" calcext:value-type="currency">
            <text:p>R$ 6.762,82</text:p>
          </table:table-cell>
          <table:table-cell office:value-type="currency" office:currency="BRL" office:value="15209.11" calcext:value-type="currency">
            <text:p>R$ 15.209,11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51</text:p>
          </table:table-cell>
          <table:table-cell office:value-type="string" calcext:value-type="string">
            <text:p>MARIA EDUARDA CARVALHO SILV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077.99" calcext:value-type="currency">
            <text:p>R$ 4.077,9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77.99" calcext:value-type="currency">
            <text:p>R$ 4.077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3932.46" calcext:value-type="currency">
            <text:p>R$ 3.932,4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18</text:p>
          </table:table-cell>
          <table:table-cell office:value-type="string" calcext:value-type="string">
            <text:p>MARIA ISABEL DE JESU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6586.58" calcext:value-type="currency">
            <text:p>R$ 6.586,58</text:p>
          </table:table-cell>
          <table:table-cell office:value-type="currency" office:currency="BRL" office:value="320.18" calcext:value-type="currency">
            <text:p>R$ 320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6906.76" calcext:value-type="currency">
            <text:p>R$ 6.906,7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9.76" calcext:value-type="currency">
            <text:p>R$ 479,7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9.76" calcext:value-type="currency">
            <text:p>R$ 479,76</text:p>
          </table:table-cell>
          <table:table-cell office:value-type="currency" office:currency="BRL" office:value="6427" calcext:value-type="currency">
            <text:p>R$ 6.427,0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40</text:p>
          </table:table-cell>
          <table:table-cell office:value-type="string" calcext:value-type="string">
            <text:p>MARIA MARQUES DOS SANTOS CUNH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3883.56" calcext:value-type="currency">
            <text:p>R$ 13.883,5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3883.56" calcext:value-type="currency">
            <text:p>R$ 13.883,56</text:p>
          </table:table-cell>
          <table:table-cell office:value-type="currency" office:currency="BRL" office:value="895.13" calcext:value-type="currency">
            <text:p>R$ 895,13</text:p>
          </table:table-cell>
          <table:table-cell office:value-type="currency" office:currency="BRL" office:value="2152.22" calcext:value-type="currency">
            <text:p>R$ 2.152,2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047.35" calcext:value-type="currency">
            <text:p>R$ 3.047,35</text:p>
          </table:table-cell>
          <table:table-cell office:value-type="currency" office:currency="BRL" office:value="10836.21" calcext:value-type="currency">
            <text:p>R$ 10.836,21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23</text:p>
          </table:table-cell>
          <table:table-cell office:value-type="string" calcext:value-type="string">
            <text:p>MARIA RITA BARBOSA SÓCRAT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8911.42" calcext:value-type="currency">
            <text:p>R$ 38.911,4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8911.42" calcext:value-type="currency">
            <text:p>R$ 38.911,42</text:p>
          </table:table-cell>
          <table:table-cell office:value-type="currency" office:currency="BRL" office:value="5330.85" calcext:value-type="currency">
            <text:p>R$ 5.330,85</text:p>
          </table:table-cell>
          <table:table-cell office:value-type="currency" office:currency="BRL" office:value="7815.06" calcext:value-type="currency">
            <text:p>R$ 7.815,0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145.91" calcext:value-type="currency">
            <text:p>R$ 13.145,91</text:p>
          </table:table-cell>
          <table:table-cell office:value-type="currency" office:currency="BRL" office:value="25765.51" calcext:value-type="currency">
            <text:p>R$ 25.765,51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30</text:p>
          </table:table-cell>
          <table:table-cell office:value-type="string" calcext:value-type="string">
            <text:p>MARIA SANDRA VASCONCELOS SOAR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5106.73" calcext:value-type="currency">
            <text:p>R$ 5.106,73</text:p>
          </table:table-cell>
          <table:table-cell office:value-type="currency" office:currency="BRL" office:value="8075.89" calcext:value-type="currency">
            <text:p>R$ 8.075,8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182.62" calcext:value-type="currency">
            <text:p>R$ 13.182,62</text:p>
          </table:table-cell>
          <table:table-cell office:value-type="currency" office:currency="BRL" office:value="24549.19" calcext:value-type="currency">
            <text:p>R$ 24.549,19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37</text:p>
          </table:table-cell>
          <table:table-cell office:value-type="string" calcext:value-type="string">
            <text:p>MARIA SÔNIA CARNEIR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220.87" calcext:value-type="currency">
            <text:p>R$ 6.220,87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805.88" calcext:value-type="currency">
            <text:p>R$ 22.805,88</text:p>
          </table:table-cell>
          <table:table-cell office:value-type="currency" office:currency="BRL" office:value="2367.32" calcext:value-type="currency">
            <text:p>R$ 2.367,3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367.32" calcext:value-type="currency">
            <text:p>R$ 2.367,32</text:p>
          </table:table-cell>
          <table:table-cell office:value-type="currency" office:currency="BRL" office:value="20438.56" calcext:value-type="currency">
            <text:p>R$ 20.438,5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17</text:p>
          </table:table-cell>
          <table:table-cell office:value-type="string" calcext:value-type="string">
            <text:p>MARIA TEIXEIRA CAMPO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9858.84" calcext:value-type="currency">
            <text:p>R$ 19.858,84</text:p>
          </table:table-cell>
          <table:table-cell office:value-type="currency" office:currency="BRL" office:value="2373.28" calcext:value-type="currency">
            <text:p>R$ 2.373,2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232.12" calcext:value-type="currency">
            <text:p>R$ 22.232,12</text:p>
          </table:table-cell>
          <table:table-cell office:value-type="currency" office:currency="BRL" office:value="2272.64" calcext:value-type="currency">
            <text:p>R$ 2.272,64</text:p>
          </table:table-cell>
          <table:table-cell office:value-type="currency" office:currency="BRL" office:value="4069.26" calcext:value-type="currency">
            <text:p>R$ 4.069,2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341.9" calcext:value-type="currency">
            <text:p>R$ 6.341,90</text:p>
          </table:table-cell>
          <table:table-cell office:value-type="currency" office:currency="BRL" office:value="15890.22" calcext:value-type="currency">
            <text:p>R$ 15.890,22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88</text:p>
          </table:table-cell>
          <table:table-cell office:value-type="string" calcext:value-type="string">
            <text:p>MARINETTE DA SILVA SIQU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0721.32" calcext:value-type="currency">
            <text:p>R$ 30.721,3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0721.32" calcext:value-type="currency">
            <text:p>R$ 30.721,32</text:p>
          </table:table-cell>
          <table:table-cell office:value-type="currency" office:currency="BRL" office:value="3774.74" calcext:value-type="currency">
            <text:p>R$ 3.774,74</text:p>
          </table:table-cell>
          <table:table-cell office:value-type="currency" office:currency="BRL" office:value="5990.71" calcext:value-type="currency">
            <text:p>R$ 5.990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765.45" calcext:value-type="currency">
            <text:p>R$ 9.765,45</text:p>
          </table:table-cell>
          <table:table-cell office:value-type="currency" office:currency="BRL" office:value="20955.87" calcext:value-type="currency">
            <text:p>R$ 20.955,87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85</text:p>
          </table:table-cell>
          <table:table-cell office:value-type="string" calcext:value-type="string">
            <text:p>MARY MEDEIROS DE MORAIS AGUIAR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6561.89" calcext:value-type="currency">
            <text:p>R$ 46.561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6561.89" calcext:value-type="currency">
            <text:p>R$ 46.561,89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2553.37" calcext:value-type="currency">
            <text:p>R$ 2.553,37</text:p>
          </table:table-cell>
          <table:table-cell office:value-type="currency" office:currency="BRL" office:value="17803.11" calcext:value-type="currency">
            <text:p>R$ 17.803,11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71</text:p>
          </table:table-cell>
          <table:table-cell office:value-type="string" calcext:value-type="string">
            <text:p>NAIR PACHECO NUN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7891.17" calcext:value-type="currency">
            <text:p>R$ 7.891,1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5622.98" calcext:value-type="currency">
            <text:p>R$ 45.622,98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1614.46" calcext:value-type="currency">
            <text:p>R$ 1.614,46</text:p>
          </table:table-cell>
          <table:table-cell office:value-type="currency" office:currency="BRL" office:value="16864.2" calcext:value-type="currency">
            <text:p>R$ 16.864,20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82</text:p>
          </table:table-cell>
          <table:table-cell office:value-type="string" calcext:value-type="string">
            <text:p>NEUSA MARIA GUIMARÃES LIM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1808.09" calcext:value-type="currency">
            <text:p>R$ 41.808,09</text:p>
          </table:table-cell>
          <table:table-cell office:value-type="currency" office:currency="BRL" office:value="4371.83" calcext:value-type="currency">
            <text:p>R$ 4.371,8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6179.92" calcext:value-type="currency">
            <text:p>R$ 46.179,92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71.4" calcext:value-type="currency">
            <text:p>R$ 2.171,40</text:p>
          </table:table-cell>
          <table:table-cell office:value-type="currency" office:currency="BRL" office:value="8470.7" calcext:value-type="currency">
            <text:p>R$ 8.470,70</text:p>
          </table:table-cell>
          <table:table-cell office:value-type="currency" office:currency="BRL" office:value="37709.22" calcext:value-type="currency">
            <text:p>R$ 37.709,22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11</text:p>
          </table:table-cell>
          <table:table-cell office:value-type="string" calcext:value-type="string">
            <text:p>NÍZIA TAMAR SANTOS DA CRUZ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3</text:p>
          </table:table-cell>
          <table:table-cell office:value-type="string" calcext:value-type="string">
            <text:p>OLGA MARIA MARTINS GIMENEZ DE ALENCASTR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2639.08" calcext:value-type="currency">
            <text:p>R$ 22.639,0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2639.08" calcext:value-type="currency">
            <text:p>R$ 22.639,08</text:p>
          </table:table-cell>
          <table:table-cell office:value-type="currency" office:currency="BRL" office:value="2339.79" calcext:value-type="currency">
            <text:p>R$ 2.339,79</text:p>
          </table:table-cell>
          <table:table-cell office:value-type="currency" office:currency="BRL" office:value="4162.71" calcext:value-type="currency">
            <text:p>R$ 4.162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02.5" calcext:value-type="currency">
            <text:p>R$ 6.502,50</text:p>
          </table:table-cell>
          <table:table-cell office:value-type="currency" office:currency="BRL" office:value="16136.58" calcext:value-type="currency">
            <text:p>R$ 16.136,5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76</text:p>
          </table:table-cell>
          <table:table-cell office:value-type="string" calcext:value-type="string">
            <text:p>OLINDA VI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3100.68" calcext:value-type="currency">
            <text:p>R$ 3.100,68</text:p>
          </table:table-cell>
          <table:table-cell office:value-type="currency" office:currency="BRL" office:value="1888.88" calcext:value-type="currency">
            <text:p>R$ 1.888,8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1393.17" calcext:value-type="currency">
            <text:p>R$ 11.393,17</text:p>
          </table:table-cell>
          <table:table-cell office:value-type="currency" office:currency="BRL" office:value="523.03" calcext:value-type="currency">
            <text:p>R$ 523,03</text:p>
          </table:table-cell>
          <table:table-cell office:value-type="currency" office:currency="BRL" office:value="1569.69" calcext:value-type="currency">
            <text:p>R$ 1.569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092.72" calcext:value-type="currency">
            <text:p>R$ 2.092,72</text:p>
          </table:table-cell>
          <table:table-cell office:value-type="currency" office:currency="BRL" office:value="9300.45" calcext:value-type="currency">
            <text:p>R$ 9.300,45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93</text:p>
          </table:table-cell>
          <table:table-cell office:value-type="string" calcext:value-type="string">
            <text:p>ROBERIO JOSE PEIXOT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929.49" calcext:value-type="currency">
            <text:p>R$ 1.929,4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736.73" calcext:value-type="currency">
            <text:p>R$ 14.736,73</text:p>
          </table:table-cell>
          <table:table-cell office:value-type="currency" office:currency="BRL" office:value="1035.91" calcext:value-type="currency">
            <text:p>R$ 1.035,91</text:p>
          </table:table-cell>
          <table:table-cell office:value-type="currency" office:currency="BRL" office:value="2348.13" calcext:value-type="currency">
            <text:p>R$ 2.348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84.04" calcext:value-type="currency">
            <text:p>R$ 3.384,04</text:p>
          </table:table-cell>
          <table:table-cell office:value-type="currency" office:currency="BRL" office:value="11352.69" calcext:value-type="currency">
            <text:p>R$ 11.352,69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56</text:p>
          </table:table-cell>
          <table:table-cell office:value-type="string" calcext:value-type="string">
            <text:p>ROSEMARY BARROS REIS LIM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4528.68" calcext:value-type="currency">
            <text:p>R$ 34.528,6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4528.68" calcext:value-type="currency">
            <text:p>R$ 34.528,68</text:p>
          </table:table-cell>
          <table:table-cell office:value-type="currency" office:currency="BRL" office:value="4498.13" calcext:value-type="currency">
            <text:p>R$ 4.498,13</text:p>
          </table:table-cell>
          <table:table-cell office:value-type="currency" office:currency="BRL" office:value="6838.8" calcext:value-type="currency">
            <text:p>R$ 6.838,8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1336.93" calcext:value-type="currency">
            <text:p>R$ 11.336,93</text:p>
          </table:table-cell>
          <table:table-cell office:value-type="currency" office:currency="BRL" office:value="23191.75" calcext:value-type="currency">
            <text:p>R$ 23.191,75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13</text:p>
          </table:table-cell>
          <table:table-cell office:value-type="string" calcext:value-type="string">
            <text:p>ROSENDA DA SILVEIRA MARTINS AMIC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9858.84" calcext:value-type="currency">
            <text:p>R$ 19.858,84</text:p>
          </table:table-cell>
          <table:table-cell office:value-type="currency" office:currency="BRL" office:value="2373.28" calcext:value-type="currency">
            <text:p>R$ 2.373,2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232.12" calcext:value-type="currency">
            <text:p>R$ 22.232,12</text:p>
          </table:table-cell>
          <table:table-cell office:value-type="currency" office:currency="BRL" office:value="2272.64" calcext:value-type="currency">
            <text:p>R$ 2.272,64</text:p>
          </table:table-cell>
          <table:table-cell office:value-type="currency" office:currency="BRL" office:value="4017.12" calcext:value-type="currency">
            <text:p>R$ 4.017,1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89.76" calcext:value-type="currency">
            <text:p>R$ 6.289,76</text:p>
          </table:table-cell>
          <table:table-cell office:value-type="currency" office:currency="BRL" office:value="15942.36" calcext:value-type="currency">
            <text:p>R$ 15.942,3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62</text:p>
          </table:table-cell>
          <table:table-cell office:value-type="string" calcext:value-type="string">
            <text:p>SAMIA NAVA FALCÃO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27675.52" calcext:value-type="currency">
            <text:p>R$ 27.675,5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7675.52" calcext:value-type="currency">
            <text:p>R$ 27.675,52</text:p>
          </table:table-cell>
          <table:table-cell office:value-type="currency" office:currency="BRL" office:value="3196.03" calcext:value-type="currency">
            <text:p>R$ 3.196,03</text:p>
          </table:table-cell>
          <table:table-cell office:value-type="currency" office:currency="BRL" office:value="5835.85" calcext:value-type="currency">
            <text:p>R$ 5.835,8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31.88" calcext:value-type="currency">
            <text:p>R$ 9.031,88</text:p>
          </table:table-cell>
          <table:table-cell office:value-type="currency" office:currency="BRL" office:value="18643.64" calcext:value-type="currency">
            <text:p>R$ 18.643,64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44</text:p>
          </table:table-cell>
          <table:table-cell office:value-type="string" calcext:value-type="string">
            <text:p>SELMA TORQUATO DA PAZ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605.59" calcext:value-type="currency">
            <text:p>R$ 5.605,5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0.21" calcext:value-type="currency">
            <text:p>R$ 490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0.21" calcext:value-type="currency">
            <text:p>R$ 490,21</text:p>
          </table:table-cell>
          <table:table-cell office:value-type="currency" office:currency="BRL" office:value="5115.38" calcext:value-type="currency">
            <text:p>R$ 5.115,3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76</text:p>
          </table:table-cell>
          <table:table-cell office:value-type="string" calcext:value-type="string">
            <text:p>SELMY FERNANDES CLEMENTE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9142.55" calcext:value-type="currency">
            <text:p>R$ 9.142,5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142.55" calcext:value-type="currency">
            <text:p>R$ 9.142,55</text:p>
          </table:table-cell>
          <table:table-cell office:value-type="currency" office:currency="BRL" office:value="196.69" calcext:value-type="currency">
            <text:p>R$ 196,69</text:p>
          </table:table-cell>
          <table:table-cell office:value-type="currency" office:currency="BRL" office:value="1040.51" calcext:value-type="currency">
            <text:p>R$ 1.040,5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237.2" calcext:value-type="currency">
            <text:p>R$ 1.237,20</text:p>
          </table:table-cell>
          <table:table-cell office:value-type="currency" office:currency="BRL" office:value="7905.35" calcext:value-type="currency">
            <text:p>R$ 7.905,35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09</text:p>
          </table:table-cell>
          <table:table-cell office:value-type="string" calcext:value-type="string">
            <text:p>TANIA LANUSSE CANDIDO DE SOUS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2832.57" calcext:value-type="currency">
            <text:p>R$ 2.832,57</text:p>
          </table:table-cell>
          <table:table-cell office:value-type="currency" office:currency="BRL" office:value="1709.47" calcext:value-type="currency">
            <text:p>R$ 1.709,4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0945.65" calcext:value-type="currency">
            <text:p>R$ 10.945,65</text:p>
          </table:table-cell>
          <table:table-cell office:value-type="currency" office:currency="BRL" office:value="458.14" calcext:value-type="currency">
            <text:p>R$ 458,14</text:p>
          </table:table-cell>
          <table:table-cell office:value-type="currency" office:currency="BRL" office:value="1958.73" calcext:value-type="currency">
            <text:p>R$ 1.958,7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416.87" calcext:value-type="currency">
            <text:p>R$ 2.416,87</text:p>
          </table:table-cell>
          <table:table-cell office:value-type="currency" office:currency="BRL" office:value="8528.78" calcext:value-type="currency">
            <text:p>R$ 8.528,7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24</text:p>
          </table:table-cell>
          <table:table-cell office:value-type="string" calcext:value-type="string">
            <text:p>TATIANA SIQUEIRA SANTOS GOM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7449.69" calcext:value-type="currency">
            <text:p>R$ 17.449,6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649.4" calcext:value-type="currency">
            <text:p>R$ 2.649,40</text:p>
          </table:table-cell>
          <table:table-cell office:value-type="currency" office:currency="BRL" office:value="17449.69" calcext:value-type="currency">
            <text:p>R$ 17.449,69</text:p>
          </table:table-cell>
          <table:table-cell office:value-type="currency" office:currency="BRL" office:value="1483.54" calcext:value-type="currency">
            <text:p>R$ 1.483,54</text:p>
          </table:table-cell>
          <table:table-cell office:value-type="currency" office:currency="BRL" office:value="3494.69" calcext:value-type="currency">
            <text:p>R$ 3.494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78.23" calcext:value-type="currency">
            <text:p>R$ 4.978,23</text:p>
          </table:table-cell>
          <table:table-cell office:value-type="currency" office:currency="BRL" office:value="12471.46" calcext:value-type="currency">
            <text:p>R$ 12.471,4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41</text:p>
          </table:table-cell>
          <table:table-cell office:value-type="string" calcext:value-type="string">
            <text:p>TEREZINHA DE JESUS ALVES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44871.15" calcext:value-type="currency">
            <text:p>R$ 44.871,1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44871.15" calcext:value-type="currency">
            <text:p>R$ 44.871,15</text:p>
          </table:table-cell>
          <table:table-cell office:value-type="currency" office:currency="BRL" office:value="4504.89" calcext:value-type="currency">
            <text:p>R$ 4.504,89</text:p>
          </table:table-cell>
          <table:table-cell office:value-type="currency" office:currency="BRL" office:value="7370.31" calcext:value-type="currency">
            <text:p>R$ 7.370,3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7028.66" calcext:value-type="currency">
            <text:p>R$ 17.028,66</text:p>
          </table:table-cell>
          <table:table-cell office:value-type="currency" office:currency="BRL" office:value="27842.49" calcext:value-type="currency">
            <text:p>R$ 27.842,49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79</text:p>
          </table:table-cell>
          <table:table-cell office:value-type="string" calcext:value-type="string">
            <text:p>THALES ALBERTO DE SOUS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5536.46" calcext:value-type="currency">
            <text:p>R$ 5.536,4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536.46" calcext:value-type="currency">
            <text:p>R$ 5.536,4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5065.26" calcext:value-type="currency">
            <text:p>R$ 5.065,26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33</text:p>
          </table:table-cell>
          <table:table-cell office:value-type="string" calcext:value-type="string">
            <text:p>VALCI ALMEIDA SILV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0661.16" calcext:value-type="currency">
            <text:p>R$ 10.661,1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0661.16" calcext:value-type="currency">
            <text:p>R$ 10.661,16</text:p>
          </table:table-cell>
          <table:table-cell office:value-type="currency" office:currency="BRL" office:value="416.89" calcext:value-type="currency">
            <text:p>R$ 416,89</text:p>
          </table:table-cell>
          <table:table-cell office:value-type="currency" office:currency="BRL" office:value="1397.57" calcext:value-type="currency">
            <text:p>R$ 1.397,5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814.46" calcext:value-type="currency">
            <text:p>R$ 1.814,46</text:p>
          </table:table-cell>
          <table:table-cell office:value-type="currency" office:currency="BRL" office:value="8846.7" calcext:value-type="currency">
            <text:p>R$ 8.846,70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528</text:p>
          </table:table-cell>
          <table:table-cell office:value-type="string" calcext:value-type="string">
            <text:p>VICTOR ADRIAN NUNES DANIEL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3001.27" calcext:value-type="currency">
            <text:p>R$ 3.001,27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001.27" calcext:value-type="currency">
            <text:p>R$ 3.001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2987.98" calcext:value-type="currency">
            <text:p>R$ 2.987,98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50</text:p>
          </table:table-cell>
          <table:table-cell office:value-type="string" calcext:value-type="string">
            <text:p>WASHINGTON PROFETA DOS REIS JUNIOR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800.45" calcext:value-type="currency">
            <text:p>R$ 800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607.69" calcext:value-type="currency">
            <text:p>R$ 13.607,69</text:p>
          </table:table-cell>
          <table:table-cell office:value-type="currency" office:currency="BRL" office:value="849.61" calcext:value-type="currency">
            <text:p>R$ 849,61</text:p>
          </table:table-cell>
          <table:table-cell office:value-type="currency" office:currency="BRL" office:value="2612.47" calcext:value-type="currency">
            <text:p>R$ 2.612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62.08" calcext:value-type="currency">
            <text:p>R$ 3.462,08</text:p>
          </table:table-cell>
          <table:table-cell office:value-type="currency" office:currency="BRL" office:value="10145.61" calcext:value-type="currency">
            <text:p>R$ 10.145,61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01280</text:p>
          </table:table-cell>
          <table:table-cell office:value-type="string" calcext:value-type="string">
            <text:p>ZELI CÂNDIDA COSTA JUNQUEIRA / 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354.45" calcext:value-type="currency">
            <text:p>R$ 4.354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161.69" calcext:value-type="currency">
            <text:p>R$ 17.161,69</text:p>
          </table:table-cell>
          <table:table-cell office:value-type="currency" office:currency="BRL" office:value="1436.02" calcext:value-type="currency">
            <text:p>R$ 1.436,02</text:p>
          </table:table-cell>
          <table:table-cell office:value-type="currency" office:currency="BRL" office:value="2904.96" calcext:value-type="currency">
            <text:p>R$ 2.904,9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40.98" calcext:value-type="currency">
            <text:p>R$ 4.340,98</text:p>
          </table:table-cell>
          <table:table-cell office:value-type="currency" office:currency="BRL" office:value="12820.71" calcext:value-type="currency">
            <text:p>R$ 12.820,71</text:p>
          </table:table-cell>
          <table:table-cell table:number-columns-repeated="3" office:value-type="string" calcext:value-type="string">
            <text:p/>
          </table:table-cell>
          <table:table-cell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1:16:54.6636734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01T11:28:10.902000000</meta:creation-date>
    <dc:date>2024-06-09T11:17:14.154084169</dc:date>
    <meta:editing-duration>PT4H25M39S</meta:editing-duration>
    <meta:editing-cycles>33</meta:editing-cycles>
    <meta:generator>LibreOffice/24.2.3.2$Linux_X86_64 LibreOffice_project/420$Build-2</meta:generator>
    <meta:document-statistic meta:table-count="1" meta:cell-count="1951" meta:object-count="0"/>
  </office:meta>
</office:document-meta>
</file>